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df1" officeooo:paragraph-rsid="001b5df1"/>
    </style:style>
    <style:style style:name="P2" style:family="paragraph" style:parent-style-name="Standard" style:list-style-name="L2">
      <style:text-properties officeooo:rsid="001b5df1" officeooo:paragraph-rsid="001b5df1"/>
    </style:style>
    <style:style style:name="P3" style:family="paragraph" style:parent-style-name="Standard" style:list-style-name="L2">
      <style:text-properties officeooo:paragraph-rsid="001b5df1"/>
    </style:style>
    <style:style style:name="P4" style:family="paragraph" style:parent-style-name="Standard" style:list-style-name="L2">
      <style:text-properties officeooo:rsid="001bb8dd" officeooo:paragraph-rsid="001bb8dd"/>
    </style:style>
    <style:style style:name="P5" style:family="paragraph" style:parent-style-name="Standard" style:list-style-name="L3">
      <style:text-properties officeooo:rsid="001c86bc" officeooo:paragraph-rsid="001c86bc"/>
    </style:style>
    <style:style style:name="P6" style:family="paragraph" style:parent-style-name="Standard" style:list-style-name="L2">
      <style:text-properties officeooo:rsid="001c86bc" officeooo:paragraph-rsid="001c86bc"/>
    </style:style>
    <style:style style:name="T1" style:family="text">
      <style:text-properties officeooo:rsid="001b5df1"/>
    </style:style>
    <style:style style:name="T2" style:family="text">
      <style:text-properties officeooo:rsid="001d89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 of contents level 3</text:p>
      <text:p text:style-name="P1"/>
      <text:list xml:id="list2092512871" text:style-name="L2">
        <text:list-item>
          <text:p text:style-name="P3"><text:span text:style-name="T1">JavaScript </text:span></text:p>
          <text:p text:style-name="P2">Advanced concepts</text:p>
          <text:p text:style-name="P2">Object oriented programming </text:p>
          <text:p text:style-name="P2">logical problems</text:p>
          <text:p text:style-name="P2">Arrays &amp; Objects</text:p>
          <text:p text:style-name="P2">Async Js</text:p>
        </text:list-item>
        <text:list-item>
          <text:p text:style-name="P2">Reactive JavaScript</text:p>
          <text:p text:style-name="P2">extensions library for JavaScript</text:p>
          <text:p text:style-name="P2">observable</text:p>
          <text:p text:style-name="P2">subjects/behavior subjects</text:p>
          <text:p text:style-name="P2">operators(map,tap,pipe,flat)</text:p>
        </text:list-item>
        <text:list-item>
          <text:p text:style-name="P4">Typescript</text:p>
          <text:p text:style-name="P4">types</text:p>
          <text:p text:style-name="P4">object oriented programming</text:p>
          <text:p text:style-name="P4">creating custom types</text:p>
        </text:list-item>
        <text:list-item>
          <text:p text:style-name="P4">Angular</text:p>
          <text:p text:style-name="P4">intro</text:p>
          <text:p text:style-name="P4">deep dive</text:p>
        </text:list-item>
      </text:list>
      <text:list xml:id="list3459158786" text:style-name="L3">
        <text:list-item>
          <text:p text:style-name="P5">components</text:p>
        </text:list-item>
        <text:list-item>
          <text:p text:style-name="P5">bindings</text:p>
        </text:list-item>
        <text:list-item>
          <text:p text:style-name="P5">modules</text:p>
        </text:list-item>
        <text:list-item>
          <text:p text:style-name="P5">services/injectables</text:p>
        </text:list-item>
        <text:list-item>
          <text:p text:style-name="P5">lifecycle hooks</text:p>
        </text:list-item>
        <text:list-item>
          <text:p text:style-name="P5">component interaction</text:p>
        </text:list-item>
        <text:list-item>
          <text:p text:style-name="P5">routing</text:p>
        </text:list-item>
        <text:list-item>
          <text:p text:style-name="P5">gaurds</text:p>
        </text:list-item>
        <text:list-item>
          <text:p text:style-name="P5">i<text:span text:style-name="T2">n</text:span>terceptors</text:p>
        </text:list-item>
        <text:list-item>
          <text:p text:style-name="P5">lazy loading</text:p>
        </text:list-item>
        <text:list-item>
          <text:p text:style-name="P5">dependency injection</text:p>
        </text:list-item>
        <text:list-item>
          <text:p text:style-name="P5">change detection</text:p>
        </text:list-item>
      </text:list>
      <text:list xml:id="list122027000358350" text:continue-list="list2092512871" text:style-name="L2">
        <text:list-header>
          <text:p text:style-name="P4">project</text:p>
        </text:list-header>
        <text:list-item>
          <text:p text:style-name="P6">firebase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1:00:52.256410103</meta:creation-date>
    <meta:generator>LibreOffice/7.3.7.2$Linux_X86_64 LibreOffice_project/30$Build-2</meta:generator>
    <dc:date>2023-06-14T12:20:26.649579855</dc:date>
    <meta:editing-duration>PT18M5S</meta:editing-duration>
    <meta:editing-cycles>1</meta:editing-cycles>
    <meta:document-statistic meta:table-count="0" meta:image-count="0" meta:object-count="0" meta:page-count="1" meta:paragraph-count="33" meta:word-count="76" meta:character-count="512" meta:non-whitespace-character-count="484"/>
  </office:meta>
</office:document-meta>
</file>